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0.3469in" svg:y="3.7228in">
            <draw:object draw:notify-on-update-of-ranges="Sheet1.A2:Sheet1.A14 Sheet1.B2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7.2953in" svg:y="3.8276in">
            <draw:object draw:notify-on-update-of-ranges="Sheet1.A3:Sheet1.A14 Sheet1.B3:Sheet1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6"/>
          <table:table-cell office:value-type="string" calcext:value-type="string">
            <text:p>Omega tr/min</text:p>
          </table:table-cell>
          <table:table-cell office:value-type="string" calcext:value-type="string">
            <text:p>Omega rad/s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77.1" calcext:value-type="float">
            <text:p>77.1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formula="of:= [.I2]*3.141592/30" office:value-type="float" office:value="57.3864138666667" calcext:value-type="float">
            <text:p>57.3864138666667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675" calcext:value-type="float">
            <text:p>675</text:p>
          </table:table-cell>
          <table:table-cell table:formula="of:= [.I3]*3.141592/30" office:value-type="float" office:value="70.68582" calcext:value-type="float">
            <text:p>70.68582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table:formula="of:= [.I4]*3.141592/30" office:value-type="float" office:value="78.5398" calcext:value-type="float">
            <text:p>78.5398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825" calcext:value-type="float">
            <text:p>825</text:p>
          </table:table-cell>
          <table:table-cell table:formula="of:= [.I5]*3.141592/30" office:value-type="float" office:value="86.39378" calcext:value-type="float">
            <text:p>86.39378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900" calcext:value-type="float">
            <text:p>900</text:p>
          </table:table-cell>
          <table:table-cell table:formula="of:= [.I6]*3.141592/30" office:value-type="float" office:value="94.24776" calcext:value-type="float">
            <text:p>94.24776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975" calcext:value-type="float">
            <text:p>975</text:p>
          </table:table-cell>
          <table:table-cell table:formula="of:= [.I7]*3.141592/30" office:value-type="float" office:value="102.10174" calcext:value-type="float">
            <text:p>102.10174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35" calcext:value-type="float">
            <text:p>135</text:p>
          </table:table-cell>
          <table:table-cell table:number-columns-repeated="6"/>
          <table:table-cell office:value-type="float" office:value="1050" calcext:value-type="float">
            <text:p>1050</text:p>
          </table:table-cell>
          <table:table-cell table:formula="of:= [.I8]*3.141592/30" office:value-type="float" office:value="109.95572" calcext:value-type="float">
            <text:p>109.95572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43" calcext:value-type="float">
            <text:p>143</text:p>
          </table:table-cell>
          <table:table-cell table:number-columns-repeated="6"/>
          <table:table-cell office:value-type="float" office:value="1125" calcext:value-type="float">
            <text:p>1125</text:p>
          </table:table-cell>
          <table:table-cell table:formula="of:= [.I9]*3.141592/30" office:value-type="float" office:value="117.8097" calcext:value-type="float">
            <text:p>117.8097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52" calcext:value-type="float">
            <text:p>152</text:p>
          </table:table-cell>
          <table:table-cell table:number-columns-repeated="6"/>
          <table:table-cell office:value-type="float" office:value="1200" calcext:value-type="float">
            <text:p>1200</text:p>
          </table:table-cell>
          <table:table-cell table:formula="of:= [.I10]*3.141592/30" office:value-type="float" office:value="125.66368" calcext:value-type="float">
            <text:p>125.6636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60" calcext:value-type="float">
            <text:p>160</text:p>
          </table:table-cell>
          <table:table-cell table:number-columns-repeated="6"/>
          <table:table-cell office:value-type="float" office:value="1275" calcext:value-type="float">
            <text:p>1275</text:p>
          </table:table-cell>
          <table:table-cell table:formula="of:= [.I11]*3.141592/30" office:value-type="float" office:value="133.51766" calcext:value-type="float">
            <text:p>133.51766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office:value-type="float" office:value="1350" calcext:value-type="float">
            <text:p>1350</text:p>
          </table:table-cell>
          <table:table-cell table:formula="of:= [.I12]*3.141592/30" office:value-type="float" office:value="141.37164" calcext:value-type="float">
            <text:p>141.3716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1425" calcext:value-type="float">
            <text:p>1425</text:p>
          </table:table-cell>
          <table:table-cell table:formula="of:= [.I13]*3.141592/30" office:value-type="float" office:value="149.22562" calcext:value-type="float">
            <text:p>149.22562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1500" calcext:value-type="float">
            <text:p>1500</text:p>
          </table:table-cell>
          <table:table-cell table:formula="of:= [.I14]*3.141592/30" office:value-type="float" office:value="157.0796" calcext:value-type="float">
            <text:p>157.0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20:46:02.238372411</meta:creation-date>
    <dc:date>2021-11-15T23:33:57.589359585</dc:date>
    <meta:editing-duration>PT2H37M45S</meta:editing-duration>
    <meta:editing-cycles>1</meta:editing-cycles>
    <meta:document-statistic meta:table-count="1" meta:cell-count="56" meta:object-count="2"/>
    <meta:generator>LibreOffice/7.1.6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A2:Sheet1.B14" svg:x="0.319cm" svg:y="0.18cm" svg:width="11.264cm" svg:height="8.645cm">
          <chart:coordinate-region svg:x="0.94cm" svg:y="0.379cm" svg:width="10.21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class="chart:scatter">
            <chart:domain table:cell-range-address="Sheet1.A2:Sheet1.A14"/>
            <chart:regression-curve chart:style-name="ch8">
              <chart:equation chart:display-equation="true" chart:display-r-square="true" svg:x="1.822cm" svg:y="6.63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2">
                <text:p>4.72</text:p>
                <draw:g>
                  <svg:desc>Sheet1.A2:Sheet1.A14</svg:desc>
                </draw:g>
              </table:table-cell>
              <table:table-cell office:value-type="float" office:value="77.1">
                <text:p>77.1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8">
                <text:p>5.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3">
                <text:p>5.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8">
                <text:p>5.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5">
                <text:p>5.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8">
                <text:p>4.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5">
                <text:p>4.7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3">
                <text:p>4.6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1">
                <text:p>4.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6">
                <text:p>4.3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">
                <text:p>4.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3">
                <text:p>4.23</text:p>
              </table:table-cell>
              <table:table-cell office:value-type="float" office:value="186">
                <text:p>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A3:Sheet1.B14" svg:x="0.319cm" svg:y="0.18cm" svg:width="11.264cm" svg:height="8.645cm">
          <chart:coordinate-region svg:x="0.94cm" svg:y="0.379cm" svg:width="10.21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4" chart:class="chart:scatter">
            <chart:domain table:cell-range-address="Sheet1.A3:Sheet1.A14"/>
            <chart:regression-curve chart:style-name="ch8">
              <chart:equation chart:display-equation="true" chart:display-r-square="true" svg:x="1.354cm" svg:y="6.612cm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8">
                <text:p>5.28</text:p>
                <draw:g>
                  <svg:desc>Sheet1.A3:Sheet1.A14</svg:desc>
                </draw:g>
              </table:table-cell>
              <table:table-cell office:value-type="float" office:value="92">
                <text:p>92</text:p>
                <draw:g>
                  <svg:desc>Sheet1.B3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3">
                <text:p>5.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8">
                <text:p>5.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5">
                <text:p>5.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8">
                <text:p>4.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5">
                <text:p>4.7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3">
                <text:p>4.6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1">
                <text:p>4.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6">
                <text:p>4.3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">
                <text:p>4.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3">
                <text:p>4.23</text:p>
              </table:table-cell>
              <table:table-cell office:value-type="float" office:value="186">
                <text:p>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